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color="#156082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Hyperlink" style:family="text">
      <style:text-properties style:font-name="Times New Roman" style:font-name-complex="Times New Roman" fo:color="#156082" style:text-underline-type="none"/>
    </style:style>
    <style:style style:name="T12" style:parent-style-name="DefaultParagraphFont" style:family="text">
      <style:text-properties style:font-name="Times New Roman" style:font-name-complex="Times New Roman" fo:color="#156082"/>
    </style:style>
    <style:style style:name="T13" style:parent-style-name="DefaultParagraphFont" style:family="text">
      <style:text-properties style:font-name="Times New Roman" style:font-name-complex="Times New Roman" fo:color="#156082"/>
    </style:style>
    <style:style style:name="T14" style:parent-style-name="DefaultParagraphFont" style:family="text">
      <style:text-properties style:font-name="Times New Roman" style:font-name-complex="Times New Roman" fo:color="#156082"/>
    </style:style>
    <style:style style:name="T15" style:parent-style-name="DefaultParagraphFont" style:family="text">
      <style:text-properties style:font-name="Times New Roman" style:font-name-complex="Times New Roman" fo:color="#156082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color="#156082"/>
    </style:style>
    <style:style style:name="T17" style:parent-style-name="DefaultParagraphFont" style:family="text">
      <style:text-properties style:font-name="Times New Roman" style:font-name-complex="Times New Roma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text-properties style:font-name="Times New Roman" style:font-name-complex="Times New Roman"/>
    </style:style>
    <style:style style:name="P42" style:parent-style-name="Standard" style:family="paragraph"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1" style:parent-style-name="ListParagraph" style:family="paragraph">
      <style:text-properties style:font-name="Times New Roman" style:font-name-complex="Times New Roman"/>
    </style:style>
    <style:style style:name="P62" style:parent-style-name="ListParagraph" style:family="paragraph">
      <style:text-properties style:font-name="Times New Roman" style:font-name-complex="Times New Roman"/>
    </style:style>
    <style:style style:name="P63" style:parent-style-name="ListParagraph" style:family="paragraph">
      <style:text-properties style:font-name="Times New Roman" style:font-name-complex="Times New Roman"/>
    </style:style>
    <style:style style:name="P64" style:parent-style-name="ListParagraph" style:family="paragraph"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3" style:parent-style-name="ListParagraph" style:family="paragraph">
      <style:text-properties style:font-name="Times New Roman" style:font-name-complex="Times New Roman"/>
    </style:style>
    <style:style style:name="P74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8" style:parent-style-name="ListParagraph" style:family="paragraph">
      <style:text-properties style:font-name="Times New Roman" style:font-name-complex="Times New Roman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84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Standard" style:family="paragraph">
      <style:text-properties style:font-name="Times New Roman" style:font-name-complex="Times New Roman"/>
    </style:style>
    <style:style style:name="P93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6" style:parent-style-name="Standard" style:family="paragraph"/>
    <style:style style:name="T107" style:parent-style-name="Hyperlink" style:family="text">
      <style:text-properties style:font-name="Times New Roman" style:font-name-complex="Times New Roman" fo:color="#000000" style:text-underline-type="none"/>
    </style:style>
    <style:style style:name="P108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 text:c="2"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www.selah.net.za/" office:target-frame-name="_top" xlink:show="replace"><text:span text:style-name="T11">Website</text:span></text:a><text:span text:style-name="T12"><text:s/>|<text:s/></text:span><text:a xlink:href="https://www.linkedin.com/in/nduvhoedward" office:target-frame-name="_top" xlink:show="replace"><text:span text:style-name="T13">LinkedIn</text:span></text:a><text:span text:style-name="T14"><text:s/>|<text:s/></text:span><text:a xlink:href="https://github.com/NduvhoEdward" office:target-frame-name="_top" xlink:show="replace"><text:span text:style-name="T15">Github</text:span></text:a><text:span text:style-name="T16"><text:s/></text:span><text:span text:style-name="T17"><text:s/></text:span></text:p>
      <text:h text:style-name="Heading2" text:outline-level="2"><text:span text:style-name="T18">Professional Summary</text:span></text:h>
      <text:p text:style-name="P19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20" text:outline-level="2">Technical Skills</text:h>
      <text:list text:style-name="LFO3" text:continue-numbering="true">
        <text:list-item>
          <text:p text:style-name="P21"><text:span text:style-name="T22">Programming Languages:</text:span><text:span text:style-name="T23"><text:s/>C, C++, Python, AVR Assembly, Matlab, JavaScript, HTML/CSS</text:span><text:span text:style-name="T24">, Next.js14,<text:s/></text:span><text:span text:style-name="T25">Tailwind<text:s/></text:span></text:p>
        </text:list-item>
        <text:list-item>
          <text:p text:style-name="P26"><text:span text:style-name="T27">Tools:</text:span><text:span text:style-name="T28"><text:s/>VS Code, Git, LTspice, Proteus Design Suite, Autodesk Eagle, Fusion 360, Matlab, LOGO Soft Comfort, Microsoft Excel, Power BI</text:span></text:p>
        </text:list-item>
        <text:list-item>
          <text:p text:style-name="P29"><text:span text:style-name="T30">Hardware:</text:span><text:span text:style-name="T31"><text:s/>STM32, Atmel AVR, ESP32, Siemens LOGO PLC, Oscilloscopes, Multimeters, Soldering (through-hole &amp; basic SMD), Circuit Debugging &amp; Repair</text:span></text:p>
        </text:list-item>
        <text:list-item>
          <text:p text:style-name="P32"><text:span text:style-name="T33">Platforms:</text:span><text:span text:style-name="T34"><text:s/>Linux (various distros + CLI), Windows.<text:s/></text:span></text:p>
        </text:list-item>
      </text:list>
      <text:h text:style-name="Heading2" text:outline-level="2"><text:span text:style-name="T35">Experience</text:span></text:h>
      <text:p text:style-name="P36"/>
      <text:p text:style-name="P37">Assistant to the Services Manager, Integrated Mining Technologies - Kuruman Auto <text:s text:c="5"/></text:p>
      <text:p text:style-name="P38">December 2024 – January 2025</text:p>
      <text:list text:style-name="LFO4" text:continue-numbering="true">
        <text:list-item>
          <text:p text:style-name="P39">Developed an Excel-based job card system to streamline service reporting, eliminate redundant data entry, and standardize data capture.</text:p>
        </text:list-item>
        <text:list-item>
          <text:p text:style-name="P40">Analyzed service data to identify failure trends and process bottlenecks, leading to improved maintenance planning and resource utilization.</text:p>
        </text:list-item>
        <text:list-item>
          <text:p text:style-name="P41">Leveraged engineering KPIs (e.g., MTTR, MTBF) to evaluate system performance and support data-driven strategies that reduced downtime and operational costs.</text:p>
        </text:list-item>
      </text:list>
      <text:p text:style-name="P42"/>
      <text:p text:style-name="P43">Junior Electrical Engineer (Part-time), iMining (Pty) Ltd <text:s text:c="53"/>February 2024 – May 2024</text:p>
      <text:list text:style-name="LFO5" text:continue-numbering="true">
        <text:list-item>
          <text:p text:style-name="P44">Designed and programmed firmware (C/C++) for an inductive piston position measurement system, supporting integration and reducing component costs.</text:p>
        </text:list-item>
        <text:list-item>
          <text:p text:style-name="P45">Designed and implemented a communication port extender using an STM32 microcontroller to drive RS485 and CAN buses, enabling external device interfacing.</text:p>
        </text:list-item>
        <text:list-item>
          <text:p text:style-name="P46">Developed and tested custom PCBs for embedded measurement and control applications.</text:p>
        </text:list-item>
        <text:list-item>
          <text:p text:style-name="P47">Performed circuit diagnosis and fault finding during prototype bring-up and lab testing.</text:p>
        </text:list-item>
        <text:list-item>
          <text:p text:style-name="P48">Assembled and soldered PCB prototypes (through-hole and SMD) as part of system prototyping and debugging.</text:p>
        </text:list-item>
        <text:list-item>
          <text:p text:style-name="P49">Collaborated with cross-functional engineering teams to align hardware and firmware specifications.</text:p>
        </text:list-item>
      </text:list>
      <text:p text:style-name="P50"/>
      <text:p text:style-name="P51"/>
      <text:soft-page-break/>
      <text:p text:style-name="P52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53">Designed a sensor-driven PCB measurement system for explosive substances, replacing manual methods and improving safety and accuracy.</text:p>
        </text:list-item>
        <text:list-item>
          <text:p text:style-name="P54">Integrated pressure and flow sensors to automate tank level tracking and dispensing.</text:p>
        </text:list-item>
        <text:list-item>
          <text:p text:style-name="P55">Created schematics in Autodesk Eagle and mechanical models in Fusion 360 for electromechanical integration.</text:p>
        </text:list-item>
        <text:list-item>
          <text:p text:style-name="P56">Built and soldered system prototypes for hardware validation, testing, and calibration.</text:p>
        </text:list-item>
        <text:list-item>
          <text:p text:style-name="P57">Developed a web-based interface for remote monitoring and wireless system testing.</text:p>
        </text:list-item>
        <text:list-item>
          <text:p text:style-name="P58">Assisted with firmware, PCB testing, and diagnostics during prototyping phases.</text:p>
        </text:list-item>
      </text:list>
      <text:p text:style-name="P59"/>
      <text:p text:style-name="P60">Undergraduate Research Assistant, Wits of School of Electrical and Information Engineering <text:s text:c="9"/>June - July 2023</text:p>
      <text:list text:style-name="LFO5" text:continue-numbering="true">
        <text:list-item>
          <text:p text:style-name="P61">Supported research on programmable LED lighting systems used in mosquito breeding experiments.</text:p>
        </text:list-item>
        <text:list-item>
          <text:p text:style-name="P62">Performed fault-finding and circuit diagnosis on laboratory equipment.</text:p>
        </text:list-item>
        <text:list-item>
          <text:p text:style-name="P63">Calibrated, maintained, and tested lab equipment to ensure reliable experimental results.</text:p>
        </text:list-item>
        <text:list-item>
          <text:p text:style-name="P64">Ensured laboratory safety, documentation accuracy, and environment organization.</text:p>
        </text:list-item>
      </text:list>
      <text:p text:style-name="P65"/>
      <text:p text:style-name="P66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7">Retrieved and processed data for road–river crossing assessments</text:p>
        </text:list-item>
        <text:list-item>
          <text:p text:style-name="P68">Evaluated infrastructure and prioritized repairs to optimize maintenance planning</text:p>
        </text:list-item>
      </text:list>
      <text:p text:style-name="P69"/>
      <text:p text:style-name="P70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71">Supported groups and individual students in mastering microprocessor concepts, with a focus on Assembly language programming.</text:p>
        </text:list-item>
        <text:list-item>
          <text:p text:style-name="P72">Assisted with software setup, debugging Assembly code, and applying development tools during practical lab sessions.</text:p>
        </text:list-item>
        <text:list-item>
          <text:p text:style-name="P73">Facilitated hands-on learning by guiding students through troubleshooting and programming challenges.</text:p>
        </text:list-item>
      </text:list>
      <text:p text:style-name="P74"/>
      <text:p text:style-name="P75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6">Tested and evaluated new microcontrollers for integration into upcoming courses and lab exercises.</text:p>
        </text:list-item>
        <text:list-item>
          <text:p text:style-name="P77">Implemented and validated practical lab experiments to ensure technical accuracy and feasibility.</text:p>
        </text:list-item>
        <text:list-item>
          <text:p text:style-name="P78">Reviewed lab instructions to improve clarity, workflow, and timing for enhanced student learning outcomes.</text:p>
        </text:list-item>
      </text:list>
      <text:h text:style-name="Heading2" text:outline-level="2"><text:span text:style-name="T79">Education</text:span></text:h>
      <text:p text:style-name="Standard"><text:span text:style-name="T80">BSc (Hon) Electrical and Information Engineering,<text:s/></text:span><text:span text:style-name="T81"><text:tab/></text:span><text:span text:style-name="T82"><text:tab/>4</text:span><text:span text:style-name="T83">th</text:span><text:span text:style-name="T84"><text:s/>Year</text:span><text:span text:style-name="T85"><text:tab/></text:span><text:span text:style-name="T86"><text:tab/>Expected Grad. Date: 2025</text:span></text:p>
      <text:p text:style-name="P87">University of the Witwatersrand, Johannesburg</text:p>
      <text:h text:style-name="P88" text:outline-level="2">Achievements and Awards</text:h>
      <text:list text:style-name="LFO9" text:continue-numbering="true">
        <text:list-item>
          <text:p text:style-name="P89">Triumphs in High-Performance Computing (HPC) and Data Science Competitions:</text:p>
          <text:list text:continue-numbering="true">
            <text:list-item>
              <text:p text:style-name="P90">CHPC-SCC 2021 – 2nd out of 4 national finalists.</text:p>
            </text:list-item>
            <text:list-item>
              <text:p text:style-name="P91">DIRISA Datathon 2020 – 2nd out of 9 national competitors.</text:p>
            </text:list-item>
            <text:list-item>
              <text:p text:style-name="P92">ISC22-SCC – Selected to represent South Africa at the International Supercomputing Conference 2022.</text:p>
            </text:list-item>
          </text:list>
        </text:list-item>
      </text:list>
      <text:h text:style-name="P93" text:outline-level="2">Certifications</text:h>
      <text:p text:style-name="P94">The Cybersecurity Threat Landscape, LinkedIn Learning, 2023</text:p>
      <text:soft-page-break/>
      <text:h text:style-name="P95" text:outline-level="2">Teamwork &amp; Extracurricular Activities</text:h>
      <text:list text:style-name="LFO10" text:continue-numbering="true">
        <text:list-item>
          <text:p text:style-name="P96">Music Collaboration &amp; Performance:</text:p>
        </text:list-item>
      </text:list>
      <text:list text:style-name="LFO11" text:continue-numbering="true">
        <text:list-item>
          <text:list>
            <text:list-item>
              <text:p text:style-name="P97">Proficient in electric piano and bass guitar; self-taught with consistent practice and discipline.</text:p>
            </text:list-item>
            <text:list-item>
              <text:p text:style-name="P98">Collaborate regularly with musicians in group settings, demonstrating good teamwork, creativity, timing, and team synergy.<text:s/></text:p>
            </text:list-item>
          </text:list>
        </text:list-item>
      </text:list>
      <text:list text:style-name="LFO10" text:continue-numbering="true">
        <text:list-item>
          <text:p text:style-name="P99">Competitive Strategy &amp; Systems Thinking:</text:p>
        </text:list-item>
      </text:list>
      <text:list text:style-name="LFO12" text:continue-numbering="true">
        <text:list-item>
          <text:list>
            <text:list-item>
              <text:p text:style-name="P100">Active in online gaming communities, where strategic thinking and coordination under pressure are essential.</text:p>
            </text:list-item>
            <text:list-item>
              <text:p text:style-name="P101">Demonstrate rapid decision-making, adaptive problem solving, and multi-layered systems analysis in real-time environments.</text:p>
            </text:list-item>
          </text:list>
        </text:list-item>
      </text:list>
      <text:h text:style-name="P102" text:outline-level="2">Professional Memberships</text:h>
      <text:list text:style-name="LFO13" text:continue-numbering="true">
        <text:list-item>
          <text:p text:style-name="P103">Student Member, South African Institute of Electrical Engineers (SAIEE)</text:p>
        </text:list-item>
        <text:list-item>
          <text:p text:style-name="P104">Subscriber, Creamer Media (Engineering News, Mining Weekly)<text:s/></text:p>
        </text:list-item>
      </text:list>
      <text:h text:style-name="P105" text:outline-level="2">Professional Development</text:h>
      <text:list text:style-name="LFO14" text:continue-numbering="true">
        <text:list-item>
          <text:p text:style-name="P106"><text:a xlink:href="https://github.com/NduvhoEdward/AcademicFiles/blob/master/Certificates/IRP2025.pdf" office:target-frame-name="_top" xlink:show="replace"><text:span text:style-name="T107">Attendee, Industry Readiness Program, Wits FEBE, 2025</text:span></text:a></text:p>
        </text:list-item>
      </text:list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12-07T15:45:00Z</dc:date>
    <meta:print-date>2025-12-07T15:40:00Z</meta:print-date>
    <meta:template xlink:href="Normal.dotm" xlink:type="simple"/>
    <meta:editing-cycles>31</meta:editing-cycles>
    <meta:editing-duration>PT10440S</meta:editing-duration>
    <meta:user-defined meta:name="AppVersion">16.0000</meta:user-defined>
    <meta:document-statistic meta:page-count="3" meta:paragraph-count="12" meta:word-count="968" meta:character-count="6480" meta:row-count="46" meta:non-whitespace-character-count="5524"/>
  </office:meta>
</office:document-meta>
</file>